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본문_중고딕10_" style:master-page-name="MasterPage-1">
      <style:paragraph-properties fo:text-align="center" fo:text-indent="0pt" fo:margin-left="0pt" fo:margin-right="0pt" fo:margin-top="0pt" fo:margin-bottom="0pt" fo:line-height="150%"/>
    </style:style>
    <style:style style:family="text" style:name="p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1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2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2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2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-2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2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2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5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3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4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4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4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4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3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4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4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4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6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4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4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4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9-1-6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5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5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5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5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5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5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5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5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5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6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6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6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6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6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6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4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6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5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6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6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6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6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7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67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6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6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7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0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7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7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2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7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3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3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7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7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5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7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7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7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7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8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8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8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8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8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8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8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8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8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8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9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9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9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9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9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9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9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9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9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7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9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9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0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0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1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1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1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0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2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2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12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3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2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3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4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2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5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2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5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6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2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6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7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2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8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2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9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2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0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3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1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3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2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3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2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2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3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3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3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4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135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3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6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3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6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6-3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7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3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8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3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8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9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3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9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9-2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9-2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0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141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4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2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4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2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3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4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4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4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4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5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14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5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6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14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4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4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5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5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5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5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5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3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5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4-2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5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5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5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5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5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6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6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6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6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6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6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6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6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6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8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7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7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7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7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7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7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7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17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7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7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8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8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8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8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8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8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8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8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8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8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8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8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9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9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9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1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1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9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2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2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9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3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3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9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4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4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9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9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9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7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9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8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8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19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9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9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20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0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02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0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3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0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4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0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5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0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6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0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208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0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9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0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0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1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1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1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2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1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3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214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1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5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1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6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1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7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1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8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1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9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220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221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222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2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3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2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4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2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5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2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6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2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7" style:parent-style-name="본문_중고딕10_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228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2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9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2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0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3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1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3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2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3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3" style:parent-style-name="본문_중고딕10_">
      <style:paragraph-properties fo:text-align="left" fo:text-indent="0pt" fo:margin-left="0pt" fo:margin-right="0pt" fo:margin-top="0pt" fo:margin-bottom="0pt" fo:line-height="100%"/>
    </style:style>
    <style:style style:family="paragraph" style:class="text" style:name="Paragraph-234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3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5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3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6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3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7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3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8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3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9" style:parent-style-name="본문_중고딕10_">
      <style:paragraph-properties fo:text-align="left" fo:text-indent="0pt" fo:margin-left="0pt" fo:margin-right="0pt" fo:margin-top="0pt" fo:margin-bottom="0pt" fo:line-height="100%"/>
    </style:style>
    <style:style style:family="paragraph" style:class="text" style:name="Paragraph-240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4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1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4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2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4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3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4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4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4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5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246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4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7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4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8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4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9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4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0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5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1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252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5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3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5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4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5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5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5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6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5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7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258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5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9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5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0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6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1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6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2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26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3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6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4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6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5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6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6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6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7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6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8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269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6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0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7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1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7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2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273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7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4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7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5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7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6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277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7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8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7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79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7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0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281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8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2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8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3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8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4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285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8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6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8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7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8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8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8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8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9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290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9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1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9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1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1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1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1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2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9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2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2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3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9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3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3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3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3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4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9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4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4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5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9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5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5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5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5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6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9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6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7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9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7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7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7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7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8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29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8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98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9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300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301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302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0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3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0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3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3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3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3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4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0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4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4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5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0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5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5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5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5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6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0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6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6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7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0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7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7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7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7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8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0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8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8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9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0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9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9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9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9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9-1-6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9-1-7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0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1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0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0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1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1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1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1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1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1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1-1-6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2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1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2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2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3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1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4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1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5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1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6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1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7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1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8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1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8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9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320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2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1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2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2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2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3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2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4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2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5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326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2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7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2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8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2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9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2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0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331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3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2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3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3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334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3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5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3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6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337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3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8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3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39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340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341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4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2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4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3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4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4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4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5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4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6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paragraph" style:class="text" style:name="Paragraph-347" style:parent-style-name="본문_신명조10_">
      <style:paragraph-properties fo:text-align="left" fo:text-indent="0pt" fo:margin-left="0pt" fo:margin-right="0pt" fo:margin-top="0pt" fo:margin-bottom="0pt" fo:line-height="140%"/>
    </style:style>
    <style:style style:family="text" style:name="p34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4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5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35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5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5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5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5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5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5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5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5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5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6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6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6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2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3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6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6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6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6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6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6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6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0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7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1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7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2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7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3" style:parent-style-name="본문_중고딕10_">
      <style:paragraph-properties fo:text-align="left" fo:text-indent="0pt" fo:margin-left="0pt" fo:margin-right="0pt" fo:margin-top="0pt" fo:margin-bottom="0pt" fo:line-height="140%"/>
    </style:style>
    <style:style style:family="text" style:name="p37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7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37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7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7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7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7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0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81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8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2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8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3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8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3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4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85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8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6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8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7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8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8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8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9" style:parent-style-name="본문_중고딕10_">
      <style:paragraph-properties fo:text-align="left" fo:text-indent="0pt" fo:margin-left="0pt" fo:margin-right="0pt" fo:margin-top="0pt" fo:margin-bottom="0pt" fo:line-height="150%"/>
    </style:style>
    <style:style style:family="text" style:name="p38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91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39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2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39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3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39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4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95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39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395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6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397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39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8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39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9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39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0" style:parent-style-name="본문_신명조10_">
      <style:paragraph-properties fo:text-align="left" fo:text-indent="0pt" fo:margin-left="0pt" fo:margin-right="0pt" fo:margin-top="0pt" fo:margin-bottom="0pt" fo:line-height="150%"/>
    </style:style>
    <style:style style:family="text" style:name="p40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9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2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2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2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2-1-5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5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1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0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1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2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3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4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6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7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7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7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7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8-1-1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8-1-2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8-1-3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8-1-4">
      <style:text-properties style:font-name="휴먼옛체" style:font-name-asian="한양신명조" fo:font-size="12pt" style:font-size-asian="12pt" style:font-size-complex="12pt" style:text-underline-type="none" style:text-overline-typ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[ </text:span><text:span text:style-name="p1-1-2">사 무 관 리 규 정 </text:span><text:span text:style-name="p1-1-3">]</text:span></text:p>
      <text:p text:style-name="Paragraph-2"/>
      <text:p text:style-name="Paragraph-3"><text:span text:style-name="p3-1-1">※ </text:span><text:span text:style-name="p3-1-2">사무관리규정은 공단의 사무관리에 관한 사항을 규정함으로써 사무의간소화, 표준화 및 과학  </text:span><text:span text:style-name="p3-2-1">   화를 기하고 사무처리의 능률과 동일을 기함을 목적으로 한다. </text:span></text:p>
      <text:p text:style-name="Paragraph-4"/>
      <text:p text:style-name="Paragraph-5"><text:span text:style-name="p5-1-1">1.  다음은 사무관리규정에서 사용하는 용어의 정의 및 사무의 분장에 관한 사항이다. 잘못된   </text:span><text:span text:style-name="p5-2-1">    것은 ?</text:span></text:p>
      <text:p text:style-name="Paragraph-6"><text:span text:style-name="p6-1-1">   가. </text:span><text:span text:style-name="p6-1-2">“</text:span><text:span text:style-name="p6-1-3">문서</text:span><text:span text:style-name="p6-1-4">”</text:span><text:span text:style-name="p6-1-5">라 함은 공단내부 또는 대외적으로 공무상 작성시행되는 문서</text:span></text:p>
      <text:p text:style-name="Paragraph-7"><text:span text:style-name="p7-1-1">       (도면,사진,디스크,테이프,필름 및 슬라이드는 제외한다) 및 공단이 접수한 모든 문서를   </text:span><text:span text:style-name="p7-2-1">       말한다.</text:span></text:p>
      <text:p text:style-name="Paragraph-8"><text:span text:style-name="p8-1-1">   나. </text:span><text:span text:style-name="p8-1-2">“</text:span><text:span text:style-name="p8-1-3">문서주관부서</text:span><text:span text:style-name="p8-1-4">”</text:span><text:span text:style-name="p8-1-5">라 함은 공단내의 문서의 수발사무등 문서에 관한 사무를 주관하는 부서  </text:span><text:span text:style-name="p8-2-1">       를 말하며 </text:span><text:span text:style-name="p8-2-2">“</text:span><text:span text:style-name="p8-2-3">문서처리부서</text:span><text:span text:style-name="p8-2-4">”</text:span><text:span text:style-name="p8-2-5">라 함은 사무처리를 주관하는 부서를 말한다.</text:span></text:p>
      <text:p text:style-name="Paragraph-9"><text:span text:style-name="p9-1-1">   다. </text:span><text:span text:style-name="p9-1-2">“</text:span><text:span text:style-name="p9-1-3">자료</text:span><text:span text:style-name="p9-1-4">”</text:span><text:span text:style-name="p9-1-5">라 함은 공단이 생산 또는 취득하는 각종 기록문(문서를 제외한다)중 상당기간에  </text:span><text:span text:style-name="p9-2-1">       걸쳐 이를 보존 또는 활용할 가치가 있는 도서,사진,디스크,테이프,필름,슬라이드, 및 기  </text:span><text:span text:style-name="p9-3-1">       타 각종형태의 기록물을 말한다.</text:span></text:p>
      <text:p text:style-name="Paragraph-10"><text:span text:style-name="p10-1-1">   라. 문서처리부서의장은 사무의 능률적처리와 책임소재의 명확을 기하기위하여 소관사무를   </text:span><text:span text:style-name="p10-2-1">       단위업무별로 분장하되 소속 직원간의 업무량이 균형되게하여야 한다.</text:span></text:p>
      <text:p text:style-name="Paragraph-11"/>
      <text:p text:style-name="Paragraph-12"><text:span text:style-name="p12-1-1">2.  사무관리의 원칙이 아닌 것은 ?</text:span></text:p>
      <text:p text:style-name="Paragraph-13"><text:span text:style-name="p13-1-1">   가. 용이성       나. 연속성        다. 정확성        라. 신속성        마. 경제성</text:span></text:p>
      <text:p text:style-name="Paragraph-14"><text:span text:style-name="p14-1-1"> </text:span></text:p>
      <text:p text:style-name="Paragraph-15"><text:span text:style-name="p15-1-1">3.  다음중 사무관리의 원칙에 해당되지 않는 것은 ?</text:span></text:p>
      <text:p text:style-name="Paragraph-16"><text:span text:style-name="p16-1-1">   가. 경제성       나. 정확성          다. 신속성            라. 보편성</text:span></text:p>
      <text:p text:style-name="Paragraph-17"/>
      <text:p text:style-name="Paragraph-18"><text:span text:style-name="p18-1-1">4.  직원이 전보또는 사무분장조정 등의 사유로 사무를 인계, 인수하는때에는 담당사무에 관한  </text:span><text:span text:style-name="p18-2-1">    진행상황, 관계문서, 자료, 기타업무와 관련되는 사항을 구체적으로 명확하게 인계, 인수하  </text:span><text:span text:style-name="p18-3-1">    고 그결과를 누구에게 보고하여야 하는가 ?</text:span></text:p>
      <text:p text:style-name="Paragraph-19"><text:span text:style-name="p19-1-1">   가. 문서처리부서의장                          나. 문서주관부서의장</text:span></text:p>
      <text:p text:style-name="Paragraph-20"><text:span text:style-name="p20-1-1">   다. 직근감독자                                라. 차상급감독장</text:span></text:p>
      <text:p text:style-name="Paragraph-21"/>
      <text:p text:style-name="Paragraph-22"><text:span text:style-name="p22-1-1">5.  문서의 종류에 의한 구분이 아닌 것은 ?</text:span></text:p>
      <text:p text:style-name="Paragraph-23"><text:span text:style-name="p23-1-1">   가. 규정문서       나. 지시문서        다. 게시문서        라. 공고문서 </text:span></text:p>
      <text:p text:style-name="Paragraph-24"/>
      <text:p text:style-name="Paragraph-25"><text:span text:style-name="p25-1-1">6.  문서의 종류에 의한 구분이 아닌 것은 ?</text:span></text:p>
      <text:p text:style-name="Paragraph-26"><text:span text:style-name="p26-1-1">   가. 비치문서      나. 일반문서        다. 민원문서         라. 게시문서 </text:span></text:p>
      <text:p text:style-name="Paragraph-27"/>
      <text:p text:style-name="Paragraph-28"><text:span text:style-name="p28-1-1">7.  문서의 구분에관한 사항중 틀린 것은?</text:span></text:p>
      <text:p text:style-name="Paragraph-29"><text:span text:style-name="p29-1-1">   가. 규정문서 - 정관, 규정            나. 지시문서 - 내규, 지시, 예규, 명령서</text:span></text:p>
      <text:p text:style-name="Paragraph-30"><text:span text:style-name="p30-1-1">   나. 공고문서 - 고시, 공고, 광고      라. 비치문서 - 비치대장, 비치카드</text:span></text:p>
      <text:p text:style-name="Paragraph-31"><text:span text:style-name="p31-1-1">   마. 민원문서 및 일반문서 - 시행문, 회보, 보고서, 민원관련문서</text:span></text:p>
      <text:p text:style-name="Paragraph-32"/>
      <text:p text:style-name="Paragraph-33"><text:span text:style-name="p33-1-1">8.  다음은 문서의 구분에 관한 설명이다. 잘못된 것은 ? </text:span></text:p>
      <text:p text:style-name="Paragraph-34"><text:span text:style-name="p34-1-1">   가. 규정문서는 공단정관. 규정. 내규등 주로 규정사항을 정하는 문서를 말한다.</text:span></text:p>
      <text:p text:style-name="Paragraph-35"><text:span text:style-name="p35-1-1">   나. 지시문서는 공단이 각부서 및 하부기관 또는 소속직원에 대하여 일정한 사항을 지시하는  </text:span><text:span text:style-name="p35-2-1">       문서를 말한다. </text:span></text:p>
      <text:p text:style-name="Paragraph-36"><text:span text:style-name="p36-1-1">   다. 공고문서는 공단직원에게 알리기 위한 문서를 말한다.</text:span></text:p>
      <text:p text:style-name="Paragraph-37"><text:span text:style-name="p37-1-1">   라. 비치문서는 공단이 일정한 사항을 기록하여 공단내부에 비치하면서 업무에 활용하는 문  </text:span><text:span text:style-name="p37-2-1">       서를 말한다.</text:span></text:p>
      <text:p text:style-name="Paragraph-38"/>
      <text:p text:style-name="Paragraph-39"><text:span text:style-name="p39-1-1">9.  문서의 성립 및 효력발생, 발신원칙에 대한 설명중 다른 것은?</text:span></text:p>
      <text:p text:style-name="Paragraph-40"><text:span text:style-name="p40-1-1">   가. 문서는 다른규정에 특별한 규정이 있는 경우를 제외하고는 당해문서에 대한 결재가 있음  </text:span><text:span text:style-name="p40-2-1">       으로써 성립한다.</text:span></text:p>
      <text:p text:style-name="Paragraph-41"><text:span text:style-name="p41-1-1">   나. 문서는 다른 규정에 특별한 규정이 있는 경우를 제외하고는 수신자에게 도달됨으로써 그  </text:span><text:span text:style-name="p41-2-1">       효력을 발생한다.</text:span></text:p>
      <text:p text:style-name="Paragraph-42"><text:span text:style-name="p42-1-1">   다. 공고문서의 경우 다른규정 및 공고문서에 특별한  규정이 있는 경우를 제외하고는 그 고  </text:span><text:span text:style-name="p42-2-1">       시 또는 공고가 있은후 3일이 경과한 날로부터 효력 발생</text:span></text:p>
      <text:p text:style-name="Paragraph-43"><text:span text:style-name="p43-1-1">   라. 현업기관(교육원 포함) 은 대외기관에 대하여 직접 문서를 발신할 수 없다. 다만 현업기  </text:span><text:span text:style-name="p43-2-1">      관 고유업무 및 이사장의 위임업무 처리를 위한 문서와 단순한 업무연락, 통보, 자료요구,  </text:span><text:span text:style-name="p43-3-1">      조회등을 위한 문서는 직접 발신할 수 있다.</text:span></text:p>
      <text:p text:style-name="Paragraph-44"/>
      <text:p text:style-name="Paragraph-45"><text:span text:style-name="p45-1-1">10. 문서작성의 일반사항중 틀린 것은 ?</text:span></text:p>
      <text:p text:style-name="Paragraph-46"><text:span text:style-name="p46-1-1">   가. 문서는 쉽고 간명하게 한글로 작성하되, 특별한 사유가 있는 경우를 제외하고는 한글맞  </text:span><text:span text:style-name="p46-2-1">       춤법에 따라 가로로 쓴다.</text:span></text:p>
      <text:p text:style-name="Paragraph-47"><text:span text:style-name="p47-1-1">   나. 문서에 쓰는 숫자는 특별한 사유가 있는 경우를 제외하고는 아라비아 숫자로 한다.</text:span></text:p>
      <text:p text:style-name="Paragraph-48"><text:span text:style-name="p48-1-1">   다. 문서의 쓰는 날짜의 표기는 숫자로 하되, 연, 월, 일의 글자는 생략하고 그 자리에 쌍점  </text:span><text:span text:style-name="p48-2-1">      (:) 을 찍어 표시한다.</text:span></text:p>
      <text:p text:style-name="Paragraph-49"><text:span text:style-name="p49-1-1">   라. 문서의 작성에 쓰이는 용지의 크기는 가로 210</text:span><text:span text:style-name="p49-1-2">mm, </text:span><text:span text:style-name="p49-1-3">세로 297</text:span><text:span text:style-name="p49-1-4">mm </text:span><text:span text:style-name="p49-1-5">로 한다.( </text:span><text:span text:style-name="p49-1-6">A4 )</text:span></text:p>
      <text:p text:style-name="Paragraph-50"/>
      <text:p text:style-name="Paragraph-51"><text:span text:style-name="p51-1-1">11. 2장 이상으로 이루어지는 문서에는 내규에서 정한바에 따라 간인하여야 한다. 다음중 간인  </text:span><text:span text:style-name="p51-2-1">   하지 않아도 되는 것은 ?</text:span></text:p>
      <text:p text:style-name="Paragraph-52"><text:span text:style-name="p52-1-1">   가. 전후관계를 명백히 할 필요가 있는 문서</text:span></text:p>
      <text:p text:style-name="Paragraph-53"><text:span text:style-name="p53-1-1">   나. 사실 또는 법률관계의 증명에 관계되는 문서</text:span></text:p>
      <text:p text:style-name="Paragraph-54"><text:span text:style-name="p54-1-1">   다. 허가, 인가, 승인 및 등록에 관계되는 문서</text:span></text:p>
      <text:p text:style-name="Paragraph-55"><text:span text:style-name="p55-1-1">   라. 긴급하고 중요한 문서</text:span></text:p>
      <text:p text:style-name="Paragraph-56"><text:span text:style-name="p56-1-1">※ </text:span><text:span text:style-name="p56-1-2">민원서류를 발급하는 경우에는 간인에 갈음하여 천공방식으로 할 수 있다.</text:span></text:p>
      <text:p text:style-name="Paragraph-57"/>
      <text:p text:style-name="Paragraph-58"/>
      <text:p text:style-name="Paragraph-59"/>
      <text:p text:style-name="Paragraph-60"/>
      <text:p text:style-name="Paragraph-61"/>
      <text:p text:style-name="Paragraph-62"/>
      <text:p text:style-name="Paragraph-63"><text:span text:style-name="p63-1-1">12. 다음은 문서의작성, 처리 및 통제에 관한사항이다. 잘못된 것은 ?</text:span></text:p>
      <text:p text:style-name="Paragraph-64"><text:span text:style-name="p64-1-1">   가. 문서에 쓰는 시.분의 표기는 시.분의 글자는 생략하고 그 사이에 쌍점(:)을 찍어 구분한   </text:span><text:span text:style-name="p64-2-1">      다.</text:span></text:p>
      <text:p text:style-name="Paragraph-65"><text:span text:style-name="p65-1-1">   나. 외국기관으로 발신하는 문서는 이사장의 명의로함을 원칙으로 하나 외국기관에 상응하는  </text:span><text:span text:style-name="p65-2-1">       부서의 명의로 발신할 수 있다.</text:span></text:p>
      <text:p text:style-name="Paragraph-66"><text:span text:style-name="p66-1-1">   다. 결재권자가 전신에 의하여 시행할 문서에 결재를 함에있어서 그내용이 비밀사항이거나   </text:span><text:span text:style-name="p66-2-1">       비밀사항이 아니라도 누설되는 경우 국가안전보장, 질서유지, 경제안정, 기타국가 또는   </text:span><text:span text:style-name="p66-3-1">       공단의이익을 해할 우려가있는 사항은 전신이 아닌방법으로 시행토록 하여야 한다.</text:span></text:p>
      <text:p text:style-name="Paragraph-67"><text:span text:style-name="p67-1-1">   라. 결재를 받은 문서중 발신을 하여야할 문서에 대하여는 수신자별로 시행문서를 작성하여  </text:span><text:span text:style-name="p67-2-1">       야 한다. 다만 전신, 전신타자, 전화 또는 전산망으로 발신하는 문서에 대하여는 시행문  </text:span><text:span text:style-name="p67-3-1">       을 작성하지 아니한다.</text:span></text:p>
      <text:p text:style-name="Paragraph-68"/>
      <text:p text:style-name="Paragraph-69"><text:span text:style-name="p69-1-1">13. 다음은 문서의작성, 처리 및 통제에 관한 사항이다. 잘못된 것은 ?</text:span></text:p>
      <text:p text:style-name="Paragraph-70"><text:span text:style-name="p70-1-1">   가. 대외로 발신되는 문서는 특히 정하여진 경우를 제외하고는 이사장의 명의로 발신한다.   </text:span><text:span text:style-name="p70-2-1">       다만 공단내 부서상호간에 발신되는 문서는 문서주관부서의장의 명의로 발신한다.</text:span></text:p>
      <text:p text:style-name="Paragraph-71"><text:span text:style-name="p71-1-1">   나. 관련되는 일건문서는 그내용을 요약하여 일괄결재를 받는다. </text:span></text:p>
      <text:p text:style-name="Paragraph-72"><text:span text:style-name="p72-1-1">   다. 공람문서로써 서명란이 설정되지 아니한 문서는 적당한 곳에 서명란을 설정하여 공람하  </text:span><text:span text:style-name="p72-2-1">       여야 한다.</text:span></text:p>
      <text:p text:style-name="Paragraph-73"><text:span text:style-name="p73-1-1">   라. 기안문을 결재권자의 결재를 받기전에 보조기관 또는 보좌기관의 검토와 관련부서의 협  </text:span><text:span text:style-name="p73-2-1">       조를 함에있어 그내용과 다른 의견이 있는때에는 당해문서 또는 별지에 그의견을 표시  </text:span><text:span text:style-name="p73-3-1">       하여야 한다. </text:span></text:p>
      <text:p text:style-name="Paragraph-74"/>
      <text:p text:style-name="Paragraph-75"><text:span text:style-name="p75-1-1">14. 다음중 문서의 기안을 기안문으로 하지않고 그내용을 관계서식에 기입하는 방법으로 기안할  </text:span><text:span text:style-name="p75-2-1">    수 있는 문서에 해당되지 않는 것은 ?</text:span></text:p>
      <text:p text:style-name="Paragraph-76"><text:span text:style-name="p76-1-1">   가. 정기보고 또는 수시보고                 나. 경미한사항의 허가, 승인</text:span></text:p>
      <text:p text:style-name="Paragraph-77"><text:span text:style-name="p77-1-1">   다. 비치문서                               라. 회의문서</text:span></text:p>
      <text:p text:style-name="Paragraph-78"/>
      <text:p text:style-name="Paragraph-79"><text:span text:style-name="p79-1-1">15. 다음중 문서의 기안을 기안문으로 하지않고 그내용을 관계서식에 기입하는 방법으로 기안할  </text:span><text:span text:style-name="p79-2-1">    수 있는 문서에 해당되지 않는 것은 ?</text:span></text:p>
      <text:p text:style-name="Paragraph-80"><text:span text:style-name="p80-1-1">   가. 증명서교부                              나. 관례적인 사무에관한 문서</text:span></text:p>
      <text:p text:style-name="Paragraph-81"><text:span text:style-name="p81-1-1">   다. 비치문서                                라. 전화에 의한 문서</text:span></text:p>
      <text:p text:style-name="Paragraph-82"/>
      <text:p text:style-name="Paragraph-83"><text:span text:style-name="p83-1-1">16. 다음중 결재권자의 그직무를 대리하는자가 대결할 수 있는 사유에 해당되지 않는 것은 ?</text:span></text:p>
      <text:p text:style-name="Paragraph-84"><text:span text:style-name="p84-1-1">   가. 결재권자의 휴가로 상당기간 부재중인때</text:span></text:p>
      <text:p text:style-name="Paragraph-85"><text:span text:style-name="p85-1-1">   나. 결재권자의 출장으로 상당기간 부재중인때</text:span></text:p>
      <text:p text:style-name="Paragraph-86"><text:span text:style-name="p86-1-1">   다. 결재권자의 사유로 상당기간 부재중인때</text:span></text:p>
      <text:p text:style-name="Paragraph-87"><text:span text:style-name="p87-1-1">   라. 결재권자의 사정에의하여 결재를 받을 수 없는때</text:span></text:p>
      <text:p text:style-name="Paragraph-88"><text:span text:style-name="p88-1-1">※ </text:span><text:span text:style-name="p88-1-2">내용이 중요한 문서는 대결한 후에 결재권자의 후열을 받아야 한다.</text:span></text:p>
      <text:p text:style-name="Paragraph-89"/>
      <text:p text:style-name="Paragraph-90"/>
      <text:p text:style-name="Paragraph-91"><text:span text:style-name="p91-1-1">17. 다음중 문서 심사자는 ?</text:span></text:p>
      <text:p text:style-name="Paragraph-92"><text:span text:style-name="p92-1-1">   가. 문서주관부서의 주무부장                  나. 하부기관의 장</text:span></text:p>
      <text:p text:style-name="Paragraph-93"><text:span text:style-name="p93-1-1">   다. 문서주관부서의 장                        라. 각 부서의 주무부장</text:span></text:p>
      <text:p text:style-name="Paragraph-94"/>
      <text:p text:style-name="Paragraph-95"><text:span text:style-name="p95-1-1">18. 다음은 문서의심사에 관한 사항이다. 잘못된 것은 ?</text:span></text:p>
      <text:p text:style-name="Paragraph-96"><text:span text:style-name="p96-1-1">   가. 이사장 또는 하부기관장의 명의로 발신하는 문서는 문서심사자의 심사를 받아야 한다.</text:span></text:p>
      <text:p text:style-name="Paragraph-97"><text:span text:style-name="p97-1-1">   나. 문서심사자는 심사결과 미비한 사항이 있는때에는 그사항을 문서처리부서에 통보하여 보  </text:span><text:span text:style-name="p97-2-1">       완하도록 하여야 한다.</text:span></text:p>
      <text:p text:style-name="Paragraph-98"><text:span text:style-name="p98-1-1">   다. 문서심사자는 심사결과 미비한 사항이 경미한 사항인경우에는 문서처리부서에 통보하여  </text:span><text:span text:style-name="p98-2-1">       보완하지않고 직접 수정할 수 있다. </text:span></text:p>
      <text:p text:style-name="Paragraph-99"><text:span text:style-name="p99-1-1">   라. 문서심사자는 심사가 완료된때에는 시행문에 문서심사인을 찍어야 한다.</text:span></text:p>
      <text:p text:style-name="Paragraph-100"/>
      <text:p text:style-name="Paragraph-101"><text:span text:style-name="p101-1-1">19. 다음중 문서심사자의 문서심사사항에 해당되지 않는 것은 ?</text:span></text:p>
      <text:p text:style-name="Paragraph-102"><text:span text:style-name="p102-1-1">   가. 결재권자의 결재여부</text:span></text:p>
      <text:p text:style-name="Paragraph-103"><text:span text:style-name="p103-1-1">   나. 보조기관 또는 보좌기관의 검토이행 여부</text:span></text:p>
      <text:p text:style-name="Paragraph-104"><text:span text:style-name="p104-1-1">   다. 기안문과 시행문의 일치 여부</text:span></text:p>
      <text:p text:style-name="Paragraph-105"><text:span text:style-name="p105-1-1">   라. 전결, 대결구분의 착오 여부</text:span></text:p>
      <text:p text:style-name="Paragraph-106"><text:span text:style-name="p106-1-1"> </text:span></text:p>
      <text:p text:style-name="Paragraph-107"><text:span text:style-name="p107-1-1">20. 다음중 문서심사자의 문서심사사항에 해당되지 않는 것은 ?</text:span></text:p>
      <text:p text:style-name="Paragraph-108"><text:span text:style-name="p108-1-1">   가. 다른문서와의 내용상 중복 또는 상층여부</text:span></text:p>
      <text:p text:style-name="Paragraph-109"><text:span text:style-name="p109-1-1">   나. 분류번호, 보조기간등 정형화된 기재사항의 정확 및 누락여부</text:span></text:p>
      <text:p text:style-name="Paragraph-110"><text:span text:style-name="p110-1-1">   다. 보고심사대상문서인 경우 심사여부</text:span></text:p>
      <text:p text:style-name="Paragraph-111"><text:span text:style-name="p111-1-1">   라. 관련부서 협조이행 여부</text:span></text:p>
      <text:p text:style-name="Paragraph-112"/>
      <text:p text:style-name="Paragraph-113"><text:span text:style-name="p113-1-1">21. 다음중 문서심사자의 문서심사 사항에 해당되지 않는 것은 ?</text:span></text:p>
      <text:p text:style-name="Paragraph-114"><text:span text:style-name="p114-1-1">   가. 첨부물의 첨부여부</text:span></text:p>
      <text:p text:style-name="Paragraph-115"><text:span text:style-name="p115-1-1">   나. 발신방법의 지정여부</text:span></text:p>
      <text:p text:style-name="Paragraph-116"><text:span text:style-name="p116-1-1">   다. 다른문서와의 내용상 중복 또는 상충여부</text:span></text:p>
      <text:p text:style-name="Paragraph-117"><text:span text:style-name="p117-1-1">   라. 보조기관 또는 보좌기관의 검토 이행여부</text:span></text:p>
      <text:p text:style-name="Paragraph-118"/>
      <text:p text:style-name="Paragraph-119"><text:span text:style-name="p119-1-1">22. 다음중 직인날인을 하지않고 서명을 하여야 하는 것은 ?</text:span></text:p>
      <text:p text:style-name="Paragraph-120"><text:span text:style-name="p120-1-1">   가. 문서의 시행문      나. 임용장, 상장        다. 증명서        라. 협조문</text:span></text:p>
      <text:p text:style-name="Paragraph-121"/>
      <text:p text:style-name="Paragraph-122"><text:span text:style-name="p122-1-1">23. 다음은 사무관리규정의 직인날인 및 서명에 관한 설명이다. 틀린 것은 ?</text:span></text:p>
      <text:p text:style-name="Paragraph-123"><text:span text:style-name="p123-1-1">   가. 이사장 또는 하부기관장의 명의로 발신하는 문서의 시행문과 임용장, 상장 및 각종 증명  </text:span><text:span text:style-name="p123-2-1">       서에 속하는 문서에는 직인을 찍는다.</text:span></text:p>
      <text:p text:style-name="Paragraph-124"><text:span text:style-name="p124-1-1">   나. 부서장의 명의로 발신하는 협조문에는 서명을 한다.</text:span></text:p>
      <text:p text:style-name="Paragraph-125"><text:span text:style-name="p125-1-1">   다. 경미한 내용의 문서에는 내규에서 정하는 바에따라 직인을 찍는것을 생략할 수 있으며   </text:span><text:span text:style-name="p125-2-1">       전신, 전신타자, 전화 또는 전산망으로 발신하는 문서에는 직인을 찍지 아니한다.</text:span></text:p>
      <text:p text:style-name="Paragraph-126"><text:span text:style-name="p126-1-1">   라. 직인을 찍어야 할 문서로서 다수의 수신자에게 동시에 발신 또는 교부하는 문서에는 각  </text:span><text:span text:style-name="p126-2-1">       각 직인을 찍어야 한다.</text:span></text:p>
      <text:p text:style-name="Paragraph-127"><text:span text:style-name="p127-1-1">24. 다음은 문서의 발송에 관한사항이다. 잘못된 것은 ?</text:span></text:p>
      <text:p text:style-name="Paragraph-128"><text:span text:style-name="p128-1-1">   가. 시행문은 우편,인편 또는 모사전송의 방법으로 문서주관부서에서 발송하여야 한다.</text:span></text:p>
      <text:p text:style-name="Paragraph-129"><text:span text:style-name="p129-1-1">   나. 전신, 전신타자, 전화 또는 전산망으로 발신하는 문서로 시행문을 작성하지 아니하는 문  </text:span><text:span text:style-name="p129-2-1">       서는 시행문작성 방식에 따라 문서주관부서의 발송절차를 거친후에 발신하여야 한다.</text:span></text:p>
      <text:p text:style-name="Paragraph-130"><text:span text:style-name="p130-1-1">   다. 부서의장 및 하부기관장의 명의로 발신하는 문서는 문서처리부서에서 발송하여야 한다.</text:span></text:p>
      <text:p text:style-name="Paragraph-131"><text:span text:style-name="p131-1-1">   라. 공단내의 부서상호간에 수발하는 문서는 문서주관부서의 문서대장에 의하여 관리한다.</text:span></text:p>
      <text:p text:style-name="Paragraph-132"><text:span text:style-name="p132-1-1">※ </text:span><text:span text:style-name="p132-1-2">이사장의 명의로 발신하는 문서중 내용이 중요한문서는 인편,등기우편 기타발송 사실을 증명  </text:span><text:span text:style-name="p132-2-1">   할 수 있는 특수한 방법으로 발송하여야 한다.</text:span></text:p>
      <text:p text:style-name="Paragraph-133"><text:span text:style-name="p133-1-1">※ </text:span><text:span text:style-name="p133-1-2">시행한 문서의 원안은 문서처리부서에서 보관한다.</text:span></text:p>
      <text:p text:style-name="Paragraph-134"/>
      <text:p text:style-name="Paragraph-135"><text:span text:style-name="p135-1-1">25. 다음은 문서의접수, 처리에 관한 사항이다. 잘못된 것은 ?</text:span></text:p>
      <text:p text:style-name="Paragraph-136"><text:span text:style-name="p136-1-1">   가. 문서는 문서주관부서에서 접수하여야하며, 문서처리부서에서 직접받은 문서는 지체없이  </text:span><text:span text:style-name="p136-2-1">       문서주관부서에 접수하여야하고 당직근무자가 문서를 접수한 때에는 문서주관부서에 인  </text:span><text:span text:style-name="p136-3-1">       계하여야 한다.</text:span></text:p>
      <text:p text:style-name="Paragraph-137"><text:span text:style-name="p137-1-1">   나. 접수된 문서에는 문서처리인을 찍고, 그접수일시 및 번호를 기재한 후 이를 처리부서로  </text:span><text:span text:style-name="p137-2-1">       보낸다.</text:span></text:p>
      <text:p text:style-name="Paragraph-138"><text:span text:style-name="p138-1-1">   다. 문서를 받은 문서처리부서에서는 문서처리인의 해당란을 기입한 후 보조기관의 공람서명  </text:span><text:span text:style-name="p138-2-1">       을 거친후 결재권자의 결재를 받아야 한다.</text:span></text:p>
      <text:p text:style-name="Paragraph-139"><text:span text:style-name="p139-1-1">   라. 외국어로된 문서를 접수한 때에는 문서처리부서에서 한글로된 번역문을 작성, 첨부하여  </text:span><text:span text:style-name="p139-2-1">       </text:span><text:span text:style-name="p139-2-2">처리하는 것을 원칙으로하며, 외국문서의 관리를 위한 문서수발부를 따로 비치할 수 </text:span><text:span text:style-name="p139-2-3">있다.</text:span></text:p>
      <text:p text:style-name="Paragraph-140"/>
      <text:p text:style-name="Paragraph-141"><text:span text:style-name="p141-1-1">26. 다음은 문서의처리, 등록 및 분류에 관한 사항이다. 잘못된 것은 ?</text:span></text:p>
      <text:p text:style-name="Paragraph-142"><text:span text:style-name="p142-1-1">   가. 문서는 당해문서에 대한 결재가 끝난즉시 결재일자 순에 따라 문서번호를 부여하고 문서  </text:span><text:span text:style-name="p142-2-1">       주관부서의 문서대장에 등록하여야 한다.</text:span></text:p>
      <text:p text:style-name="Paragraph-143"><text:span text:style-name="p143-1-1">   나. 비치문서는 그종류별로 이사장이 정하는바에따라 따로 등록할 수 있다.</text:span></text:p>
      <text:p text:style-name="Paragraph-144"><text:span text:style-name="p144-1-1">   다. 선결을 하는 결재권자는 문서의 처리기한 및 처리방법을 지시할 수 있으며, 필요하다고  </text:span><text:span text:style-name="p144-2-1">       인정하는때에는 그처리담당자를 따로 지정할 수 있다.</text:span></text:p>
      <text:p text:style-name="Paragraph-145"><text:span text:style-name="p145-1-1">   라. 외국기관에 보내기위하여 외국어로된 문서에 대하여는 사무관리규정에 의한 문서작성방  </text:span><text:span text:style-name="p145-2-1">       법 및 서식에 의하지 않을 수 있으며 직인을 찍지 아니할 수 있다. </text:span></text:p>
      <text:p text:style-name="Paragraph-146"/>
      <text:p text:style-name="Paragraph-147"><text:span text:style-name="p147-1-1">27. 문서철에 철하는 문서의 양의 기준은 ?</text:span></text:p>
      <text:p text:style-name="Paragraph-148"><text:span text:style-name="p148-1-1">   가. 100매       나. 150매       다. 200매         라. 300매</text:span></text:p>
      <text:p text:style-name="Paragraph-149"/>
      <text:p text:style-name="Paragraph-150"><text:span text:style-name="p150-1-1">28. 문서의 보존기간에 대한 설명중 잘못된 것은 ?</text:span></text:p>
      <text:p text:style-name="Paragraph-151"><text:span text:style-name="p151-1-1">   가. 문서는 보존기간의 기산일로부터 1년간 문서처리부서에서 이를 보존하여야 한다.</text:span></text:p>
      <text:p text:style-name="Paragraph-152"><text:span text:style-name="p152-1-1">   나. 문서는 그 보존기간을 영구, 30년, 20년, 10년, 5년, 2년, 1년의 7종으로 구분한다.</text:span></text:p>
      <text:p text:style-name="Paragraph-153"><text:span text:style-name="p153-1-1">   다. 문서의 보존기간 기산일은 당해문서를 처리, 완결한 날이 속하는 해의 다음해 1월1일로  </text:span><text:span text:style-name="p153-2-1">       한다.</text:span></text:p>
      <text:p text:style-name="Paragraph-154"><text:span text:style-name="p154-1-1">   라. 이사장은 매년1회 공단에서 보존하고 있는 문서의 보존기간 변경필요성 여부를 검토하고  </text:span><text:span text:style-name="p154-2-1">       필요하다고 인정하는 때에는 그 보존기간을 연장 또는 단축할 수 있다.</text:span></text:p>
      <text:p text:style-name="Paragraph-155"/>
      <text:p text:style-name="Paragraph-156"/>
      <text:p text:style-name="Paragraph-157"><text:span text:style-name="p157-1-1">29. 다음은 문서의 편철에 관한사항이다. 잘못된 것은 ?</text:span></text:p>
      <text:p text:style-name="Paragraph-158"><text:span text:style-name="p158-1-1">   가. 처리가 끝난 문서는 문서철에 완결일자순으로 최근문서가 위에 오도록 철한다.</text:span></text:p>
      <text:p text:style-name="Paragraph-159"><text:span text:style-name="p159-1-1">   나. 수개의 문서가 내용적으로 관련이 있는 경우에는 그내용을 최종적으로 종결하는 문서가         처리, 완결된때에 발생, 경과 및 완결순으로 최근문서가 위에 오도록하며 1건문서로 철         하여야 한다.</text:span></text:p>
      <text:p text:style-name="Paragraph-160"><text:span text:style-name="p160-1-1">   다. 문서철은 문서의 기능별, 보존기간별로 만들어야 한다. 다만 동일기능에 속하는 문서의          발생량이 적어 기능별로 문서철을 만들기 부적합한 경우에는 보존기간별로 동일기능에         통합하여 문서철을 만들 수 있다.</text:span></text:p>
      <text:p text:style-name="Paragraph-161"><text:span text:style-name="p161-1-1">   라. 문서철에 철하는 문서의양은 200매로 기준으로 한다.</text:span></text:p>
      <text:p text:style-name="Paragraph-162"/>
      <text:p text:style-name="Paragraph-163"><text:span text:style-name="p163-1-1">30. 다음은 문서의 보존에 관한사항이다. 잘못된 것은 ?</text:span></text:p>
      <text:p text:style-name="Paragraph-164"><text:span text:style-name="p164-1-1">   가. 문서는 보존기간의 기산일로부터 1년간 문서처리부서에서 이를 보존하여야 한다.</text:span></text:p>
      <text:p text:style-name="Paragraph-165"><text:span text:style-name="p165-1-1">   나. 보존기간이 3년이상 문서는 문서주관부서에 이를 인계하여 문서고에 보존기간이 만료될         때까지 보존하여야 한다.</text:span></text:p>
      <text:p text:style-name="Paragraph-166"><text:span text:style-name="p166-1-1">   다. 문서주관부서에 이관하여 보존하여야할 문서중 처리부서에서 계속 활용할 필요가 있는          문서는 문서주관부서의장과 문서처리부서의장이 협의하여 문서처리부서에서 이를 계속         보존할 수 있다.</text:span></text:p>
      <text:p text:style-name="Paragraph-167"><text:span text:style-name="p167-1-1">   라. 비치문서는 문서처리부서에서 비치,활용의 필요성이 없을때까지 보존한후 보존기간이 경         과한후에 문서처리부서에서 직접폐기한다.</text:span></text:p>
      <text:p text:style-name="Paragraph-168"><text:span text:style-name="p168-1-1">※ </text:span><text:span text:style-name="p168-1-2">문서는 그보존기간이 경과한후에는 지체없이 이를 폐기하여야 한다.</text:span></text:p>
      <text:p text:style-name="Paragraph-169"/>
      <text:p text:style-name="Paragraph-170"><text:span text:style-name="p170-1-1">31. 다음은 문서의 관리 및 폐기에 관한사항이다. 잘못된 것은 ?</text:span></text:p>
      <text:p text:style-name="Paragraph-171"><text:span text:style-name="p171-1-1">   가. 문서처리부서의장은 문서의 발생량 및 성질에 따라 집중관리 또는 분산관리를 실시하여         야 하며 문서의 집중관리단위에는 관리전담자를 두고, 분산관리단위에는 관리담당자를          지정하여야 한다.</text:span></text:p>
      <text:p text:style-name="Paragraph-172"><text:span text:style-name="p172-1-1">   나. 문서를 수록한 마이크필름 또는 광디스크는 당해문서가 폐기된 경우에한하여 이를 보존         중인 문서로 본다.</text:span></text:p>
      <text:p text:style-name="Paragraph-173"><text:span text:style-name="p173-1-1">   다. 보존문서중 보존기간이 영구인 문서가 마이크로필름 또는 광디스크에 수록된때는               당해문서의 보존기간에 불구하고 이사장의 승인을 얻어 이를 폐기할 수 있다.</text:span></text:p>
      <text:p text:style-name="Paragraph-174"><text:span text:style-name="p174-1-1">   라. 문서주관 부서의 장은 매년 1회이상 문서정리기간을 정하여 문서처리부서에서 보존하고        있는 문서를 정리하고 그 결과를 반드시 이사장에게 보고하여야 한다.</text:span></text:p>
      <text:p text:style-name="Paragraph-175"/>
      <text:p text:style-name="Paragraph-176"><text:span text:style-name="p176-1-1">32. 인장관리의 구분에 의한 인장의 분류가 아닌 것은 ?</text:span></text:p>
      <text:p text:style-name="Paragraph-177"><text:span text:style-name="p177-1-1">   가. 간인          나. 공단인           다. 직인           라. 특수인장</text:span></text:p>
      <text:p text:style-name="Paragraph-178"/>
      <text:p text:style-name="Paragraph-179"/>
      <text:p text:style-name="Paragraph-180"/>
      <text:p text:style-name="Paragraph-181"/>
      <text:p text:style-name="Paragraph-182"/>
      <text:p text:style-name="Paragraph-183"/>
      <text:p text:style-name="Paragraph-184"><text:span text:style-name="p184-1-1">33. 다음은 인장관리에 관한 사항이다. 잘못된 것은 ?</text:span></text:p>
      <text:p text:style-name="Paragraph-185"><text:span text:style-name="p185-1-1">   가. 의결기구, 자문기구, 기타합의제 기구는 필요한 경우에한하여 공인을 가질 수 있다.</text:span></text:p>
      <text:p text:style-name="Paragraph-186"><text:span text:style-name="p186-1-1">   나. 각부서에서 사용하는 특수인장(회계관계직인, 각종위원회 및 계인등)은 해당사무를 담당         하는 부장이 각각 그규격,등록등 관리에 관하여 필요한 사항을 정한다.</text:span></text:p>
      <text:p text:style-name="Paragraph-187"><text:span text:style-name="p187-1-1">   다. 각부서에서 사용할 특수인장은 문서주관부서의 승인을 얻어 따로 가질 수 있다.</text:span></text:p>
      <text:p text:style-name="Paragraph-188"><text:span text:style-name="p188-1-1">   라. 공단인, 이사장직인은 정사각형으로 하되, 그한변의 길이를 2.7</text:span><text:span text:style-name="p188-1-2">x2.7Cm</text:span><text:span text:style-name="p188-1-3">로 하며 글씨는 한         글 전서체로 한다.</text:span></text:p>
      <text:p text:style-name="Paragraph-189"/>
      <text:p text:style-name="Paragraph-190"><text:span text:style-name="p190-1-1">34. 다음은 인장의 종류별에 대한 모양과 규격, 글씨체에 대한 사항이다. 잘못 짝지워 진것은 ?</text:span></text:p>
      <text:p text:style-name="Paragraph-191"><text:span text:style-name="p191-1-1">   가. 공인 : 정방사각형,  2.5</text:span><text:span text:style-name="p191-1-2">x2.5Cm,  </text:span><text:span text:style-name="p191-1-3">한글전서체</text:span></text:p>
      <text:p text:style-name="Paragraph-192"><text:span text:style-name="p192-1-1">   나. 교육원장직인 : 정방사각형,  2.5</text:span><text:span text:style-name="p192-1-2">x2.5Cm,  </text:span><text:span text:style-name="p192-1-3">한글전서체</text:span></text:p>
      <text:p text:style-name="Paragraph-193"><text:span text:style-name="p193-1-1">   다. 현업기관장의 직인 : 정방사각형,  2.4</text:span><text:span text:style-name="p193-1-2">x2.4 ~ 2.0x2.0Cm,  </text:span><text:span text:style-name="p193-1-3">한글전서체</text:span></text:p>
      <text:p text:style-name="Paragraph-194"><text:span text:style-name="p194-1-1">   라. 인감 : 정원형,  1.8</text:span><text:span text:style-name="p194-1-2">Cm </text:span><text:span text:style-name="p194-1-3">이내</text:span></text:p>
      <text:p text:style-name="Paragraph-195"/>
      <text:p text:style-name="Paragraph-196"><text:span text:style-name="p196-1-1">35. 다음은 인장의 종류별에 대한 모양과 규격에 대한 사항이다. 잘못 짝지워진 것은 ?</text:span></text:p>
      <text:p text:style-name="Paragraph-197"><text:span text:style-name="p197-1-1">   가. 특수인장(정방사각형) : 2.0</text:span><text:span text:style-name="p197-1-2">x2.0 ~ 1.8x1.8Cm</text:span></text:p>
      <text:p text:style-name="Paragraph-198"><text:span text:style-name="p198-1-1">   나. 특수인장(기타형) : 2.7</text:span><text:span text:style-name="p198-1-2">Cm </text:span><text:span text:style-name="p198-1-3">이내</text:span></text:p>
      <text:p text:style-name="Paragraph-199"><text:span text:style-name="p199-1-1">   다. 철인 : 정원형,  2.5</text:span><text:span text:style-name="p199-1-2">Cm </text:span><text:span text:style-name="p199-1-3">이내</text:span></text:p>
      <text:p text:style-name="Paragraph-200"><text:span text:style-name="p200-1-1">   라. 공단인, 이사장인 : 정방사각형, 2.7</text:span><text:span text:style-name="p200-1-2">x2.7Cm</text:span></text:p>
      <text:p text:style-name="Paragraph-201"/>
      <text:p text:style-name="Paragraph-202"><text:span text:style-name="p202-1-1">36. 다음중 인장관리담당자가 틀리게 짝지워진 것은 ?</text:span></text:p>
      <text:p text:style-name="Paragraph-203"><text:span text:style-name="p203-1-1">   가. 공단인 : 문서주관부서의 장</text:span></text:p>
      <text:p text:style-name="Paragraph-204"><text:span text:style-name="p204-1-1">   나. 하부기관장의 직인 : 하부기관장</text:span></text:p>
      <text:p text:style-name="Paragraph-205"><text:span text:style-name="p205-1-1">   다. 특수인장 : 특수인장을 사용하는 부서의 장 또는 담당부장</text:span></text:p>
      <text:p text:style-name="Paragraph-206"><text:span text:style-name="p206-1-1">   라. 이사장 직인 : 문서처리부서의 장</text:span></text:p>
      <text:p text:style-name="Paragraph-207"/>
      <text:p text:style-name="Paragraph-208"><text:span text:style-name="p208-1-1">37. 인장의 교부에 관한 설명중 잘못된 것은 ?</text:span></text:p>
      <text:p text:style-name="Paragraph-209"><text:span text:style-name="p209-1-1">   가. 공단인 및 이사장 직인등 문서주관부서에서 관리하는 인장은 문서주관부서에서 새겨 교         부한다.</text:span></text:p>
      <text:p text:style-name="Paragraph-210"><text:span text:style-name="p210-1-1">   나. 특수인장은 그 인장의 사용부서에서 새겨 문서주관부서에 등록후 사용한다.</text:span></text:p>
      <text:p text:style-name="Paragraph-211"><text:span text:style-name="p211-1-1">   다. 현업기관의 장의 직인은 당해 현업기관의 장이 새겨 문서주관부서에 등록한 후 이를 교         부한다.</text:span></text:p>
      <text:p text:style-name="Paragraph-212"><text:span text:style-name="p212-1-1">   라. 교육원장 직인의 교부는 특수인장에 준한다.</text:span></text:p>
      <text:p text:style-name="Paragraph-213"/>
      <text:p text:style-name="Paragraph-214"><text:span text:style-name="p214-1-1">38. 다음중 사무관리규정에 의한 보고심사 제외사항이 아닌 것은 ?</text:span></text:p>
      <text:p text:style-name="Paragraph-215"><text:span text:style-name="p215-1-1">   가. 법령의 해석 및 질의응답</text:span></text:p>
      <text:p text:style-name="Paragraph-216"><text:span text:style-name="p216-1-1">   나. 인원차출 및 표창상신</text:span></text:p>
      <text:p text:style-name="Paragraph-217"><text:span text:style-name="p217-1-1">   다. 유인물,책자 및 수령증등의 송부</text:span></text:p>
      <text:p text:style-name="Paragraph-218"><text:span text:style-name="p218-1-1">   라. 보존문서 정리보고</text:span></text:p>
      <text:p text:style-name="Paragraph-219"/>
      <text:p text:style-name="Paragraph-220"/>
      <text:p text:style-name="Paragraph-221"/>
      <text:p text:style-name="Paragraph-222"><text:span text:style-name="p222-1-1">39. 다음중 보고심사 대상인 것은 ?</text:span></text:p>
      <text:p text:style-name="Paragraph-223"><text:span text:style-name="p223-1-1">   가. 전문기관에 대한 화학적,물리적시험의 의뢰</text:span></text:p>
      <text:p text:style-name="Paragraph-224"><text:span text:style-name="p224-1-1">   나. 소송수행에 필요한 보고 또는 자료</text:span></text:p>
      <text:p text:style-name="Paragraph-225"><text:span text:style-name="p225-1-1">   다. 위원회 의결사항</text:span></text:p>
      <text:p text:style-name="Paragraph-226"><text:span text:style-name="p226-1-1">   라. 감사원 및 감독기관에 의한 회계감사 및 직무감찰에 관한 보고와 감사원 및 감독기관의         실지감사 및 현지조사에 필요한 보고 또는 자료</text:span></text:p>
      <text:p text:style-name="Paragraph-227"/>
      <text:p text:style-name="Paragraph-228"><text:span text:style-name="p228-1-1">40. 다음중 보고심사 제외사항이 아닌 것은 ?</text:span></text:p>
      <text:p text:style-name="Paragraph-229"><text:span text:style-name="p229-1-1">   가. 각종 위원회의 위촉에 따른 동의조회 및 신원조회</text:span></text:p>
      <text:p text:style-name="Paragraph-230"><text:span text:style-name="p230-1-1">   나. 법령에 의한 관계기관간의 협의, 동의 및 합의</text:span></text:p>
      <text:p text:style-name="Paragraph-231"><text:span text:style-name="p231-1-1">   다. 보안업무규정에 의하여 비밀로 분류된 보고</text:span></text:p>
      <text:p text:style-name="Paragraph-232"><text:span text:style-name="p232-1-1">   라. 사고보고</text:span></text:p>
      <text:p text:style-name="Paragraph-233"/>
      <text:p text:style-name="Paragraph-234"><text:span text:style-name="p234-1-1">41. 다음중 보고심사대상인 사항은 ?</text:span></text:p>
      <text:p text:style-name="Paragraph-235"><text:span text:style-name="p235-1-1">   가. 위험한재해(화재,풍수해,설해 및 한해등) 및 질병에 관한 사항으로서 긴급을 요하는 보고</text:span></text:p>
      <text:p text:style-name="Paragraph-236"><text:span text:style-name="p236-1-1">   나. 국제입찰 및 외국차관등 긴급한 국제관계에 관한보고</text:span></text:p>
      <text:p text:style-name="Paragraph-237"><text:span text:style-name="p237-1-1">   다. 법령해석 및 질의응답</text:span></text:p>
      <text:p text:style-name="Paragraph-238"><text:span text:style-name="p238-1-1">   라. 사고보고</text:span></text:p>
      <text:p text:style-name="Paragraph-239"/>
      <text:p text:style-name="Paragraph-240"><text:span text:style-name="p240-1-1">42. 다음은 사무관리규정의 보고사무에 관한 사항이다. 잘못된 것은 ?</text:span></text:p>
      <text:p text:style-name="Paragraph-241"><text:span text:style-name="p241-1-1">   가. 이사장이 각부서, 하부기관이나 사기업체 및 기타단체로부터 정기 또는 수시로 보고를받         고자 하는때에는 심사를 받아야 한다.</text:span></text:p>
      <text:p text:style-name="Paragraph-242"><text:span text:style-name="p242-1-1">   나. 보고관계업무의 사전심사,조정,승인등 보고심사에 관한 사무를 관장하기 위하여 문서주관         부서에 보고심사책임자를 둔다.</text:span></text:p>
      <text:p text:style-name="Paragraph-243"><text:span text:style-name="p243-1-1">   다. 보고심사책임자는 총무처장이 된다.</text:span></text:p>
      <text:p text:style-name="Paragraph-244"><text:span text:style-name="p244-1-1">   라. 보고심사보조자는 각부서의장이 된다.</text:span></text:p>
      <text:p text:style-name="Paragraph-245"/>
      <text:p text:style-name="Paragraph-246"><text:span text:style-name="p246-1-1">43. 다음중 보고심사책임자의 담당직무가 아닌 것은 ?</text:span></text:p>
      <text:p text:style-name="Paragraph-247"><text:span text:style-name="p247-1-1">   가. 보고심사의 절차에관한 해석</text:span></text:p>
      <text:p text:style-name="Paragraph-248"><text:span text:style-name="p248-1-1">   나. 수시보고의 심사</text:span></text:p>
      <text:p text:style-name="Paragraph-249"><text:span text:style-name="p249-1-1">   다. 지정보고의 심사</text:span></text:p>
      <text:p text:style-name="Paragraph-250"><text:span text:style-name="p250-1-1">   라. 보고심사에 대한 감독 및 검열</text:span></text:p>
      <text:p text:style-name="Paragraph-251"/>
      <text:p text:style-name="Paragraph-252"><text:span text:style-name="p252-1-1">44. 다음중 보고심사책임자의 담당직무가 아닌 것은 ?</text:span></text:p>
      <text:p text:style-name="Paragraph-253"><text:span text:style-name="p253-1-1">   가. 지정보고의 지정을 위한 규정의제정</text:span></text:p>
      <text:p text:style-name="Paragraph-254"><text:span text:style-name="p254-1-1">   나. 보고심사에 대한 제도,계획 및 기준의수립</text:span></text:p>
      <text:p text:style-name="Paragraph-255"><text:span text:style-name="p255-1-1">   다. 정기보고의 심사</text:span></text:p>
      <text:p text:style-name="Paragraph-256"><text:span text:style-name="p256-1-1">   라. 수시보고의 심사</text:span></text:p>
      <text:p text:style-name="Paragraph-257"/>
      <text:p text:style-name="Paragraph-258"><text:span text:style-name="p258-1-1">45. 보고의 종류에 대한 설명중 틀린 것은 </text:span></text:p>
      <text:p text:style-name="Paragraph-259"><text:span text:style-name="p259-1-1">   가. 보고는 정기보고, 수시보고로 구분한다.</text:span></text:p>
      <text:p text:style-name="Paragraph-260"><text:span text:style-name="p260-1-1">   나. 정기보고는 정기적으로 행하여지는 보고를 말한다.</text:span></text:p>
      <text:p text:style-name="Paragraph-261"><text:span text:style-name="p261-1-1">   다. 수시보고는 1회에 한하여 받는 보고를 말한다.</text:span></text:p>
      <text:p text:style-name="Paragraph-262"><text:span text:style-name="p262-1-1">   라. 동일한 사항에 관하여 1년에 5회이내 받는 보고도 수시보고로 본다.</text:span></text:p>
      <text:p text:style-name="Paragraph-263"><text:span text:style-name="p263-1-1">46. 다음은 정기보고 및 수시보고에 관한 사항이다. 잘못된 것은 ?</text:span></text:p>
      <text:p text:style-name="Paragraph-264"><text:span text:style-name="p264-1-1">   가. 정기보고를 지정할때에는 지정된 정기보고에 대하여 연2회이상 그존치의 필요성여부를          확인하고, 존치의 필요가 없다고 인정되는때에는 이를 폐지하여야 한다.</text:span></text:p>
      <text:p text:style-name="Paragraph-265"><text:span text:style-name="p265-1-1">   나. 부서장이 소속현업기관을 제외한 각부서 및 민간단체로부터 받는 수시보고는 보고심사책         임자의 보고심사를 받아야 한다.</text:span></text:p>
      <text:p text:style-name="Paragraph-266"><text:span text:style-name="p266-1-1">   다. 수시보고요구문서는 소속당해이사 이상의 결재를 받아 시행하여야 한다.</text:span></text:p>
      <text:p text:style-name="Paragraph-267"><text:span text:style-name="p267-1-1">   라. 정기보고의 보고기일을 변경하고자 하는경우 또는 정기보고의 내용중 일부만을 보고받고         자 하는 경우에는 보고심사를 받아야 한다.</text:span></text:p>
      <text:p text:style-name="Paragraph-268"/>
      <text:p text:style-name="Paragraph-269"><text:span text:style-name="p269-1-1">47. 정기보고를 지정하거나 수시보고에 대한 보고심사를함에 있어서의 보고심사기준에 해당되지      않는 것은 ?</text:span></text:p>
      <text:p text:style-name="Paragraph-270"><text:span text:style-name="p270-1-1">   가. 보고목적의 타당성                   나. 보고내용의 합리성</text:span></text:p>
      <text:p text:style-name="Paragraph-271"><text:span text:style-name="p271-1-1">   다. 관계부서와의 사전협의 여부          라. 보고작성부서의 적정성</text:span></text:p>
      <text:p text:style-name="Paragraph-272"/>
      <text:p text:style-name="Paragraph-273"><text:span text:style-name="p273-1-1">48. 다음중 보고심사기준에 해당되지 않는 것은 ?</text:span></text:p>
      <text:p text:style-name="Paragraph-274"><text:span text:style-name="p274-1-1">   가. 보고기일 및 보고주기의 타당성        나. 보고서식의 합리성</text:span></text:p>
      <text:p text:style-name="Paragraph-275"><text:span text:style-name="p275-1-1">   다. 보조기관 및 보좌기관의 검토여부      라. 자료실 등의 기존자료 활용가능성</text:span></text:p>
      <text:p text:style-name="Paragraph-276"/>
      <text:p text:style-name="Paragraph-277"><text:span text:style-name="p277-1-1">49. 다음중 보고심사기준에 해당되지 않는 것은 ?</text:span></text:p>
      <text:p text:style-name="Paragraph-278"><text:span text:style-name="p278-1-1">   가. 표본조사의 가능성                     나. 보고내용의 정확성</text:span></text:p>
      <text:p text:style-name="Paragraph-279"><text:span text:style-name="p279-1-1">   다. 행정용어의 순환여부                   라. 전결규정의 준수여부</text:span></text:p>
      <text:p text:style-name="Paragraph-280"/>
      <text:p text:style-name="Paragraph-281"><text:span text:style-name="p281-1-1">50. 다음은 정기보고의 보고기일의 기산시점에 관한 사항이다. 잘못된 것은 ?</text:span></text:p>
      <text:p text:style-name="Paragraph-282"><text:span text:style-name="p282-1-1">   가. 즉보 : 발생시점부터                   나. 일보 : 발생일부터</text:span></text:p>
      <text:p text:style-name="Paragraph-283"><text:span text:style-name="p283-1-1">   다. 주보 : 주초부터                       라. 순보 : 순기말부터</text:span></text:p>
      <text:p text:style-name="Paragraph-284"/>
      <text:p text:style-name="Paragraph-285"><text:span text:style-name="p285-1-1">51. 다음은 정기보고의 보고기일의 기산시점에 관한 사항이다. 잘못된 것은 ?</text:span></text:p>
      <text:p text:style-name="Paragraph-286"><text:span text:style-name="p286-1-1">   가. 반월보 : 반월기말부터                 나. 월보 : 월초부터</text:span></text:p>
      <text:p text:style-name="Paragraph-287"><text:span text:style-name="p287-1-1">   다. 기보 : 분기말부터                     라. 반년보 : 반년기말부터</text:span></text:p>
      <text:p text:style-name="Paragraph-288"><text:span text:style-name="p288-1-1">※</text:span><text:span text:style-name="p288-1-2">연 보 : 연말부터</text:span></text:p>
      <text:p text:style-name="Paragraph-289"/>
      <text:p text:style-name="Paragraph-290"><text:span text:style-name="p290-1-1">52. 다음은 정기보고의 제출기일에 관한 사항이다. 잘못된 것은 ?</text:span></text:p>
      <text:p text:style-name="Paragraph-291"><text:span text:style-name="p291-1-1">   가. 즉보 : 최초작성부서 </text:span><text:span text:style-name="p291-1-2">→ 1</text:span><text:span text:style-name="p291-1-3">차경유부서 : 즉시,  1차경유부서 </text:span><text:span text:style-name="p291-1-4">→ 2</text:span><text:span text:style-name="p291-1-5">차경유부서 : 즉시,</text:span></text:p>
      <text:p text:style-name="Paragraph-292"><text:span text:style-name="p292-1-1">              2차경유부서 </text:span><text:span text:style-name="p292-1-2">→ </text:span><text:span text:style-name="p292-1-3">최종수보기관 : 2일이내</text:span></text:p>
      <text:p text:style-name="Paragraph-293"><text:span text:style-name="p293-1-1">   나. 일보 : 최초작성부서 </text:span><text:span text:style-name="p293-1-2">→ 1</text:span><text:span text:style-name="p293-1-3">차경유부서 : 1일이내,  1차경유부서 </text:span><text:span text:style-name="p293-1-4">→ 2</text:span><text:span text:style-name="p293-1-5">차경유부서 : 2일이내,</text:span></text:p>
      <text:p text:style-name="Paragraph-294"><text:span text:style-name="p294-1-1">              2차경유부서 </text:span><text:span text:style-name="p294-1-2">→ </text:span><text:span text:style-name="p294-1-3">최종수보기관 : 3일이내</text:span></text:p>
      <text:p text:style-name="Paragraph-295"><text:span text:style-name="p295-1-1">   다. 주보 : 최초작성부서 </text:span><text:span text:style-name="p295-1-2">→ 1</text:span><text:span text:style-name="p295-1-3">차경유부서 : 2일이내,  1차경유부서 </text:span><text:span text:style-name="p295-1-4">→ 2</text:span><text:span text:style-name="p295-1-5">차경유부서 : 2일이내,</text:span></text:p>
      <text:p text:style-name="Paragraph-296"><text:span text:style-name="p296-1-1">              2차경유부서 </text:span><text:span text:style-name="p296-1-2">→ </text:span><text:span text:style-name="p296-1-3">최종수보기관 : 3일이내</text:span></text:p>
      <text:p text:style-name="Paragraph-297"><text:span text:style-name="p297-1-1">   라. 순보 : 최초작성부서 </text:span><text:span text:style-name="p297-1-2">→ 1</text:span><text:span text:style-name="p297-1-3">차경유부서 : 1일이내,  1차경유부서 </text:span><text:span text:style-name="p297-1-4">→ 2</text:span><text:span text:style-name="p297-1-5">차경유부서 : 2일이내,</text:span></text:p>
      <text:p text:style-name="Paragraph-298"><text:span text:style-name="p298-1-1">              2차경유부서 </text:span><text:span text:style-name="p298-1-2">→ </text:span><text:span text:style-name="p298-1-3">최종수보기관 : 4일이내</text:span></text:p>
      <text:p text:style-name="Paragraph-299"/>
      <text:p text:style-name="Paragraph-300"/>
      <text:p text:style-name="Paragraph-301"/>
      <text:p text:style-name="Paragraph-302"><text:span text:style-name="p302-1-1">53. 다음은 정기보고의 제출기일에 관한 사항이다. 잘못된 것은 ?</text:span></text:p>
      <text:p text:style-name="Paragraph-303"><text:span text:style-name="p303-1-1">   가. 반월보 - 현업기관 </text:span><text:span text:style-name="p303-1-2">→ </text:span><text:span text:style-name="p303-1-3">업무감독부서 : 2일이내, 업무감독부서 </text:span><text:span text:style-name="p303-1-4">→ </text:span><text:span text:style-name="p303-1-5">보고취합부서 : 3일이내</text:span></text:p>
      <text:p text:style-name="Paragraph-304"><text:span text:style-name="p304-1-1">                보고취합부서 </text:span><text:span text:style-name="p304-1-2">→</text:span><text:span text:style-name="p304-1-3">이사장, 중앙기관 : 5일이내</text:span></text:p>
      <text:p text:style-name="Paragraph-305"><text:span text:style-name="p305-1-1">   나. 월보 - 현업기관 </text:span><text:span text:style-name="p305-1-2">→ </text:span><text:span text:style-name="p305-1-3">업무감독부서 : 3일이내, 업무감독부서 </text:span><text:span text:style-name="p305-1-4">→</text:span><text:span text:style-name="p305-1-5">보고취합부서 : 6일이내</text:span></text:p>
      <text:p text:style-name="Paragraph-306"><text:span text:style-name="p306-1-1">                보고취합부서 </text:span><text:span text:style-name="p306-1-2">→ </text:span><text:span text:style-name="p306-1-3">이사장, 중앙기관 : 10일이내</text:span></text:p>
      <text:p text:style-name="Paragraph-307"><text:span text:style-name="p307-1-1">   다. 기보 - 현업기관 </text:span><text:span text:style-name="p307-1-2">→ </text:span><text:span text:style-name="p307-1-3">업무감독부서 : 5일이내, 업무감독부서 </text:span><text:span text:style-name="p307-1-4">→ </text:span><text:span text:style-name="p307-1-5">보고취합부서 : 10일이내</text:span></text:p>
      <text:p text:style-name="Paragraph-308"><text:span text:style-name="p308-1-1">                보고취합부서 </text:span><text:span text:style-name="p308-1-2">→</text:span><text:span text:style-name="p308-1-3">이사장, 중앙기관 : 15일이내</text:span></text:p>
      <text:p text:style-name="Paragraph-309"><text:span text:style-name="p309-1-1">   라. 반년보 - </text:span><text:span text:style-name="p309-1-2">현업기관 </text:span><text:span text:style-name="p309-1-3">→ </text:span><text:span text:style-name="p309-1-4">업무감독부서 : 10일이내, 업무감독부서 </text:span><text:span text:style-name="p309-1-5">→</text:span><text:span text:style-name="p309-1-6">보고취합부서 : 15일</text:span><text:span text:style-name="p309-1-7">이내</text:span></text:p>
      <text:p text:style-name="Paragraph-310"><text:span text:style-name="p310-1-1">                보고취합부서 </text:span><text:span text:style-name="p310-1-2">→ </text:span><text:span text:style-name="p310-1-3">이사장, 중앙기관 : 20일이내</text:span></text:p>
      <text:p text:style-name="Paragraph-311"><text:span text:style-name="p311-1-1">※ </text:span><text:span text:style-name="p311-1-2">연보 : 현업기관 </text:span><text:span text:style-name="p311-1-3">→</text:span><text:span text:style-name="p311-1-4">업무감독부서 : 15일이내,  업무감독부서 </text:span><text:span text:style-name="p311-1-5">→ </text:span><text:span text:style-name="p311-1-6">보고취합부서 : 20일이내</text:span></text:p>
      <text:p text:style-name="Paragraph-312"><text:span text:style-name="p312-1-1">          보고취합부서 </text:span><text:span text:style-name="p312-1-2">→ </text:span><text:span text:style-name="p312-1-3">이사장, 중앙기관 : 30일이내</text:span></text:p>
      <text:p text:style-name="Paragraph-313"><text:span text:style-name="p313-1-1">54. 다음은 수시보고의 최소한의 보고기일부여에 관한 사항이다. 잘못된 것은 ?</text:span></text:p>
      <text:p text:style-name="Paragraph-314"><text:span text:style-name="p314-1-1">   가. 본사 부서상호간에는 3일을 부여한다.</text:span></text:p>
      <text:p text:style-name="Paragraph-315"><text:span text:style-name="p315-1-1">   나. 현업기관으로부터 직접보고를 받는 경우에는 4일을 부여한다.</text:span></text:p>
      <text:p text:style-name="Paragraph-316"><text:span text:style-name="p316-1-1">   다. 주관부서에서 현업기관으로부터 취합보고의 경우에는 5일을 부여한다.</text:span></text:p>
      <text:p text:style-name="Paragraph-317"><text:span text:style-name="p317-1-1">   라. 보고기일내에 보고할 수 없는 경우에는 당해보고 기일이전에 보고예정일과 지연사유를         보고요구부서에 통보한 경우의 보고예정일은 7일을 초과하지 못한다.</text:span></text:p>
      <text:p text:style-name="Paragraph-318"><text:span text:style-name="p318-1-1">※ </text:span><text:span text:style-name="p318-1-2">전신, 전신타자, 전화 또는 전산망으로 보고하는 경우와 특별한 사유가 있는 경우에는 보고     심사자의 승인을 얻어 그기일을 단축조정할 수 있다.</text:span></text:p>
      <text:p text:style-name="Paragraph-319"/>
      <text:p text:style-name="Paragraph-320"><text:span text:style-name="p320-1-1">55. 보고의 독촉에 관한 설명중 틀린 것은 </text:span></text:p>
      <text:p text:style-name="Paragraph-321"><text:span text:style-name="p321-1-1">   가. 보고기일후 3일이 경과하여도 보고가 도달되지 아니한 때에는 제1차 독촉장을 발부한다.</text:span></text:p>
      <text:p text:style-name="Paragraph-322"><text:span text:style-name="p322-1-1">   나. 제1차 독촉장에 명시된 보고기일후 3일이 경과하여도 보고가 도달되지 아니한 때에는 제         2차 독촉장을 발부한다.</text:span></text:p>
      <text:p text:style-name="Paragraph-323"><text:span text:style-name="p323-1-1">   다. 제2차 독촉장에 명시된 보고기일후 3일이 경과하여도 보고가 도달되지 아니한 때에는 제         3차 독촉장을 발부한다.</text:span></text:p>
      <text:p text:style-name="Paragraph-324"><text:span text:style-name="p324-1-1">   라. 독촉장을 발부하는 경우에는 3일 이상의 보고기일을 부여하여야 한다.</text:span></text:p>
      <text:p text:style-name="Paragraph-325"/>
      <text:p text:style-name="Paragraph-326"><text:span text:style-name="p326-1-1">56. 업무협조의 방법에 해당하지 않는 것은 ?</text:span></text:p>
      <text:p text:style-name="Paragraph-327"><text:span text:style-name="p327-1-1">   가. 문서에 의한 협조           나. 간행물에 의한 협조</text:span></text:p>
      <text:p text:style-name="Paragraph-328"><text:span text:style-name="p328-1-1">   다. 회의등에 의한 협조         라. 공동작업반 편성등에 의한 협조</text:span></text:p>
      <text:p text:style-name="Paragraph-329"><text:span text:style-name="p329-1-1">   마. 전화등에 의한 협조</text:span></text:p>
      <text:p text:style-name="Paragraph-330"/>
      <text:p text:style-name="Paragraph-331"><text:span text:style-name="p331-1-1">57. 다음중 서식의 종류에 들지않는 것은 ?</text:span></text:p>
      <text:p text:style-name="Paragraph-332"><text:span text:style-name="p332-1-1">   가. 보고서식      나. 규정서식      다. 전용서식      라. 민원서식     </text:span></text:p>
      <text:p text:style-name="Paragraph-333"/>
      <text:p text:style-name="Paragraph-334"><text:span text:style-name="p334-1-1">58. 다음중 서식의 종류에 들지않는 것은 ?</text:span></text:p>
      <text:p text:style-name="Paragraph-335"><text:span text:style-name="p335-1-1">   가. 카드서식      나. 공용서식       다. 공단서식      라. 일반서식</text:span></text:p>
      <text:p text:style-name="Paragraph-336"/>
      <text:p text:style-name="Paragraph-337"><text:span text:style-name="p337-1-1">59. 다음중 서식의 종류에 들지않는 것은 ?</text:span></text:p>
      <text:p text:style-name="Paragraph-338"><text:span text:style-name="p338-1-1">   가. 대장서식      나. 간이서식        다. 전용서식      라. 일반서식</text:span></text:p>
      <text:p text:style-name="Paragraph-339"/>
      <text:p text:style-name="Paragraph-340"/>
      <text:p text:style-name="Paragraph-341"><text:span text:style-name="p341-1-1">60. 서식설계의 일반원칙에 대한 설명중 틀린 것은 ?</text:span></text:p>
      <text:p text:style-name="Paragraph-342"><text:span text:style-name="p342-1-1">   가. 서식은 특별한 사유가 있는 경우를 제외하고는 별도의 기안문 및 시행문을 작성하지 아         니하고 서식자체를 기안문 및 시행문으로 갈음할 수 있도록 문서번호, 수신처 및 시행일         등의 항목을 넣어 설계한다.</text:span></text:p>
      <text:p text:style-name="Paragraph-343"><text:span text:style-name="p343-1-1">   나. 서식은 특별한 사유가 있는 경우를 제외하고는 전산화 또는 자동화가 용이하도록 정부표         준 다기능 사무기기의 제원에 맞추어 설계한다.</text:span></text:p>
      <text:p text:style-name="Paragraph-344"><text:span text:style-name="p344-1-1">   다. 서식에는 호적, 병적, 연고지 조사등의 필요가 있는 때에도 본적란을 설치하여서는 아니         된다.</text:span></text:p>
      <text:p text:style-name="Paragraph-345"><text:span text:style-name="p345-1-1">   라. 민원서식에는 당해 민원사무의 처리절차, 연락처 및 처리기관등을 표시하여 민간인의 편         의를 도모하여야 한다.</text:span></text:p>
      <text:p text:style-name="Paragraph-346"/>
      <text:p text:style-name="Paragraph-347"><text:span text:style-name="p347-1-1">61. 자료의 종류가 아닌 것은 ?</text:span></text:p>
      <text:p text:style-name="Paragraph-348"><text:span text:style-name="p348-1-1">   가. 보고물       나. 간행물        다. 기본자료        라. 일반자료</text:span></text:p>
      <text:p text:style-name="Paragraph-349"/>
      <text:p text:style-name="Paragraph-350"><text:span text:style-name="p350-1-1">62. 다음중 자료의 점검결과 자료관리부서의 장 또는 문서처리부서의 장이 이를 폐기할 수 있는      것이 아닌 것은 ?</text:span></text:p>
      <text:p text:style-name="Paragraph-351"><text:span text:style-name="p351-1-1">   가. 자료로서 가치가 떨어져 더이상 관리할 필요가 없게된 자료</text:span></text:p>
      <text:p text:style-name="Paragraph-352"><text:span text:style-name="p352-1-1">   나. 1본의 복본을 소장하고 있는 자료로서 열람빈도가 적어 복본을 소장할 필요가 없게된 자         료</text:span></text:p>
      <text:p text:style-name="Paragraph-353"><text:span text:style-name="p353-1-1">   다. 심한 훼손으로 더이상 활용이 곤란하게된 자료</text:span></text:p>
      <text:p text:style-name="Paragraph-354"><text:span text:style-name="p354-1-1">   라. 자료관리부서의 장이 소장할 필요가 없다고 인정하는 자료</text:span></text:p>
      <text:p text:style-name="Paragraph-355"/>
      <text:p text:style-name="Paragraph-356"><text:span text:style-name="p356-1-1">63. 다음은 자료관리에 관한 사항이다. 잘못된 것은 ?</text:span></text:p>
      <text:p text:style-name="Paragraph-357"><text:span text:style-name="p357-1-1">   가. 일반자료는 공단에서 생산한 것이아닌 각종전문서적, 교양서적등 도서류와 기타 각종형         태의 자료로서 간행물과 기본자료에 해당하지 아니하는 자료를 말한다</text:span></text:p>
      <text:p text:style-name="Paragraph-358"><text:span text:style-name="p358-1-1">   나. 이사장 또는 자료관리부서의장으로부터 외국자료수집과제를 부여받은 직원은 귀국한날로         부터 7일이내에 자료수집의 결과를 보고하고 수집한 자료를 제출하여야 한다.</text:span></text:p>
      <text:p text:style-name="Paragraph-359"><text:span text:style-name="p359-1-1">   다. 자료로서의 가치가 떨어져 더 이상 관리할 필요가 없게된 자료가 역사자료로서의 보존가         치가 있다고 인정되는 때에는 이를 폐기하지 아니하고 영구보존문서에 준하여 문서주관         부서의장에게 이관하여야 한다.</text:span></text:p>
      <text:p text:style-name="Paragraph-360"><text:span text:style-name="p360-1-1">   라. 심한 훼손으로 더 이상 활용이 곤란하게된 자료가 역사자료로서의 보존가치가 인정되는         때에는 이를 폐기하지 아니하고 영구보존문서에 준하여 문서주관부서의장에게 이관하여         야 한다</text:span></text:p>
      <text:p text:style-name="Paragraph-361"/>
      <text:p text:style-name="Paragraph-362"><text:span text:style-name="p362-1-1">64. 자료는</text:span><text:span text:style-name="p362-1-2"> 특별한 사유가 있는 경우를 제외하고는 몇일의 범위내에서 대출을 허락할 수 있느가 ?</text:span></text:p>
      <text:p text:style-name="Paragraph-363"><text:span text:style-name="p363-1-1">    가. 5일         나. 7일          다. 10일           라. 14일</text:span></text:p>
      <text:p text:style-name="Paragraph-364"/>
      <text:p text:style-name="Paragraph-365"/>
      <text:p text:style-name="Paragraph-366"/>
      <text:p text:style-name="Paragraph-367"/>
      <text:p text:style-name="Paragraph-368"/>
      <text:p text:style-name="Paragraph-369"><text:span text:style-name="p369-1-1">65. 다음은 간행물의 발간 등록사항이다. 내용설명이 틀린 것은 ?</text:span></text:p>
      <text:p text:style-name="Paragraph-370"><text:span text:style-name="p370-1-1">   가. 간행물을 발간하고자 하는 때에는 문서처리부서의 장은 최종결재자의 결재를 득하기전에         자료관리부서에 이를 등록하여 발간등록번호를 부여 받아야 한다.</text:span></text:p>
      <text:p text:style-name="Paragraph-371"><text:span text:style-name="p371-1-1">   나. 간행물의 발간 등록번호는 기관기호, 기능분류번호, 형식구분번호 및 등록일련번호로 구         성한다.</text:span></text:p>
      <text:p text:style-name="Paragraph-372"><text:span text:style-name="p372-1-1">   다. 간행물에는 그 표지의 오른쪽 윗부분에 발간등록번호를 표시하여야 한다.</text:span></text:p>
      <text:p text:style-name="Paragraph-373"><text:span text:style-name="p373-1-1">   라. 자료관리부서에 등록한 간행물을 발간한 문서처리부서의 장은 당해 간행물 1부를 발간일         로부터 7일이내에 자료관리부서의 장에게 제출하여야 하고 임원실에는 발간즉시 송부하         여야 한다.</text:span></text:p>
      <text:p text:style-name="Paragraph-374"/>
      <text:p text:style-name="Paragraph-375"><text:span text:style-name="p375-1-1">66. 업무편람에 대한 설명중 잘못된 것은 ?</text:span></text:p>
      <text:p text:style-name="Paragraph-376"><text:span text:style-name="p376-1-1">   가. 업무편람관리부서의 장은 매년 1회이상 당해업무중 업무편람을 발간 또는 작성할 대상업         무를 조사하여 업무편람 발간대상목록을 작성,관리하고 변동사항에 대하여 정리한후 변         동된 내역을 정리할 수 있도록 전부서에 통보하여야 한다.</text:span></text:p>
      <text:p text:style-name="Paragraph-377"><text:span text:style-name="p377-1-1">   나. 업무편람은 특별한 사유가 있는 경우를 제외하고는 가제식 편철방법으로 발간한다.</text:span></text:p>
      <text:p text:style-name="Paragraph-378"><text:span text:style-name="p378-1-1">   다. 업무편람은 도서원부에 등록하여 관리하여야 하며 총무처에서 발간한다.</text:span></text:p>
      <text:p text:style-name="Paragraph-379"><text:span text:style-name="p379-1-1">   라. 업무편람관리부서의 장 및 문서처리부서의 장은 정기 또는 수시로 업무편람의 내용을 점         검하여야 한다.</text:span></text:p>
      <text:p text:style-name="Paragraph-380"/>
      <text:p text:style-name="Paragraph-381"><text:span text:style-name="p381-1-1">67. 다음중 사무자동화 추진심의회의 위원장은 ?</text:span></text:p>
      <text:p text:style-name="Paragraph-382"><text:span text:style-name="p382-1-1">   가. 이사장       나. 부이사장       다. 기획이사       라.총무처장</text:span></text:p>
      <text:p text:style-name="Paragraph-383"><text:span text:style-name="p383-1-1">※ </text:span><text:span text:style-name="p383-1-2">위원은 부서장 및 위원장이 위촉하는자가 된다.</text:span></text:p>
      <text:p text:style-name="Paragraph-384"/>
      <text:p text:style-name="Paragraph-385"><text:span text:style-name="p385-1-1">68. 다음중 사무자동화 추진심의회의 위원수로 맞는 것은 ?</text:span></text:p>
      <text:p text:style-name="Paragraph-386"><text:span text:style-name="p386-1-1">   가. 위원장을 포함한 7인 이내의 위원</text:span></text:p>
      <text:p text:style-name="Paragraph-387"><text:span text:style-name="p387-1-1">   나. 위원장을 포함한 10인 이내의 위원</text:span></text:p>
      <text:p text:style-name="Paragraph-388"><text:span text:style-name="p388-1-1">   다. 위원장을 포함한 14인 이내의 위원</text:span></text:p>
      <text:p text:style-name="Paragraph-389"><text:span text:style-name="p389-1-1">   라. 위원장을 포함한 20인 이내의 위원</text:span></text:p>
      <text:p text:style-name="Paragraph-390"/>
      <text:p text:style-name="Paragraph-391"><text:span text:style-name="p391-1-1">69. 다음중 사무자동화 추진심의회의 간사는 누구로 하는가 ?</text:span></text:p>
      <text:p text:style-name="Paragraph-392"><text:span text:style-name="p392-1-1">   가. 문서주관부서의장                 나. 문서주관부서의 주무부장</text:span></text:p>
      <text:p text:style-name="Paragraph-393"><text:span text:style-name="p393-1-1">   다. 기획처 전산부장                  라. 기획처 경영관리부장</text:span></text:p>
      <text:p text:style-name="Paragraph-394"/>
      <text:p text:style-name="Paragraph-395"><text:span text:style-name="p395-1-1">※ </text:span><text:span text:style-name="p395-1-2">사무관리규정 제54조, 제56조, 제61조, 제63조, 제64조, 제67조, 제72조 규정의 내용은       정독하여 숙지할 것</text:span></text:p>
      <text:p text:style-name="Paragraph-396"/>
      <text:p text:style-name="Paragraph-397"><text:span text:style-name="p397-1-1">70. 사무실의 배치기준의 원칙이 아닌 것은 ?</text:span></text:p>
      <text:p text:style-name="Paragraph-398"><text:span text:style-name="p398-1-1">   가. 업무처리의 흐름의 원활화               나. 근무자의 출입편의</text:span></text:p>
      <text:p text:style-name="Paragraph-399"><text:span text:style-name="p399-1-1">   다. 관려부서의 인접배치                    라. 건물구조. 조직. 업무 및 인원고려</text:span></text:p>
      <text:p text:style-name="Paragraph-400"/>
      <text:p text:style-name="바탕글"/>
      <text:p text:style-name="바탕글"><text:span text:style-name="p402-1-1">71. 다음중 공단의 주요정책을 입안하는 문서의 결재란에 정책관련 문서의 실명화에 의해       표시하여야 하는 사항에 해당되지 않는 것은?</text:span></text:p>
      <text:p text:style-name="바탕글"><text:span text:style-name="p403-1-1">   가. 정책을 입안하도록 지시한 자</text:span></text:p>
      <text:p text:style-name="바탕글"><text:span text:style-name="p404-1-1">   나. 기안자가 정책을 스스로 입안할 경우에는 기안자</text:span></text:p>
      <text:p text:style-name="바탕글"><text:span text:style-name="p405-1-1">   다. 결재권자에게 직접 보고하는 자</text:span></text:p>
      <text:p text:style-name="바탕글"><text:span text:style-name="p406-1-1">   라. 결재권자</text:span></text:p>
      <text:p text:style-name="바탕글"/>
      <text:p text:style-name="바탕글"><text:span text:style-name="p408-1-1">72. 다음은 공단의 주요정책 관련문서에 대한 사항이다. 잘못 기술된 것은?</text:span></text:p>
      <text:p text:style-name="바탕글"><text:span text:style-name="p409-1-1">   가. 기안문 또는 보고서에 의하여 작성되는 모든 문서에는 기안자의 실명을 기재한 후         서명 또는 날인하여야 한다.</text:span></text:p>
      <text:p text:style-name="바탕글"><text:span text:style-name="p410-1-1">   나. 시행문에는 당해 문서처리 부서의 연락처, 부서명, 관련자의 실명 및 전결권자의 실        명을 기재하여야 한다.</text:span></text:p>
      <text:p text:style-name="바탕글"><text:span text:style-name="p411-1-1">   다. 기안문 또는 보고서에 의하여 작성되는 모든 문서의 협조란의 관계인은 실명을 기재        후 서명 또는 날인하여야 한다.</text:span></text:p>
      <text:p text:style-name="바탕글"><text:span text:style-name="p412-1-1">   라. 기안문 또는 보고서에 정책발의자는 </text:span><text:span text:style-name="p412-1-2">★</text:span><text:span text:style-name="p412-1-3">를 보고자는</text:span><text:span text:style-name="p412-1-4">○</text:span><text:span text:style-name="p412-1-5">를 표기하여야 한다.</text:span></text:p>
      <text:p text:style-name="바탕글"/>
      <text:p text:style-name="바탕글"><text:span text:style-name="p414-1-1">73. 다음은 공단의 주요정책 관련부서장이 정책의 결정 또는 집행과 관련되는 문서를 종합     적으로 기록 보존하여야 할 사항이다. 해당되지 않는 것은?</text:span></text:p>
      <text:p text:style-name="바탕글"><text:span text:style-name="p415-1-1">   가. 정책의 결정 및 집행과정에 참여한 관련자의 소속, 직급 및 성명과 그 의견</text:span></text:p>
      <text:p text:style-name="바탕글"><text:span text:style-name="p416-1-1">   나. 정책의 결정 및 집행과정에 참여한 관련자의 경력(학력 및 국가기술자격 소지사항          등)사항</text:span></text:p>
      <text:p text:style-name="바탕글"><text:span text:style-name="p417-1-1">   다. 정책의 결정 및 집행과 관련된 각종 계획서, 보고서, 회의, 공청회, 세미나 관련 준비        자료</text:span></text:p>
      <text:p text:style-name="바탕글"><text:span text:style-name="p418-1-1">   라. 정책의 결정을 위하여 공청회, 세미나, 관계자 회의 등을 개최하는 경우에는 개최일        시, 참석자, 발언내용, 결정사항, 표결내용을 담당자가 기록한 사항</text:span></text:p>
      <text:p text:style-name="바탕글"/>
      <text:p text:style-name="바탕글"><text:span text:style-name="p420-1-1">74. 다음중 행정행위에 대한 설명 표기사항(담당부서, 담당자, 연락처 등 기재)에 해당되지      않는 것은?</text:span></text:p>
      <text:p text:style-name="바탕글"><text:span text:style-name="p421-1-1">   가. 경력, 실적증명서 발급시</text:span></text:p>
      <text:p text:style-name="바탕글"><text:span text:style-name="p422-1-1">   나. 언론에 보도자료를 제공하는 경우</text:span></text:p>
      <text:p text:style-name="바탕글"><text:span text:style-name="p423-1-1">   다. 확인원 등 각종 민원증명서 발급시</text:span></text:p>
      <text:p text:style-name="바탕글"><text:span text:style-name="p424-1-1">   라. 공사 및 물품구매 계약서 작성시</text:span></text:p>
      <text:p text:style-name="바탕글"/>
      <text:p text:style-name="바탕글"><text:span text:style-name="p426-1-1">75. 다음은 사무관리규정에 의한 서식 용지의 규격이다. 잘못된 것은?</text:span></text:p>
      <text:p text:style-name="바탕글"><text:span text:style-name="p427-1-1">   가. </text:span><text:span text:style-name="p427-1-2">A3 : 420×594(m/m)         </text:span><text:span text:style-name="p427-1-3">나. </text:span><text:span text:style-name="p427-1-4">A4 : 210×297(m/m)</text:span></text:p>
      <text:p text:style-name="바탕글"><text:span text:style-name="p428-1-1">   다. </text:span><text:span text:style-name="p428-1-2">B4 : 257×364(m/m)         </text:span><text:span text:style-name="p428-1-3">라. </text:span><text:span text:style-name="p428-1-4">B5 : 182×257(m/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휴먼옛체" svg:font-family="'휴먼옛체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궁서" svg:font-family="'한양궁서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신명조10_" style:next-style-name="본문_신명조10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중고딕10_" style:next-style-name="본문_중고딕10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중고딕" fo:font-size="10pt" style:font-size-asian="10pt" style:font-size-complex="10pt" style:text-underline-type="none" style:text-overline-type="none" style:text-line-through-type="none"/>
    </style:style>
    <style:style style:name="작은제목_중고딕15_" style:next-style-name="작은제목_중고딕15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중고딕" fo:font-size="15pt" style:font-size-asian="15pt" style:font-size-complex="15pt" style:text-underline-type="none" style:text-overline-type="none" style:text-line-through-type="none"/>
    </style:style>
    <style:style style:name="중간제목_옛체20_" style:next-style-name="중간제목_옛체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견고딕" style:font-name-asian="휴먼옛체" fo:font-size="20pt" style:font-size-asian="20pt" style:font-size-complex="20pt" style:text-underline-type="none" style:text-overline-type="none" style:text-line-through-type="none"/>
    </style:style>
    <style:style style:name="큰제목_견고딕20_" style:next-style-name="큰제목_견고딕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중고딕" style:font-name-asian="한양견고딕" fo:font-size="20pt" style:font-size-asian="20pt" style:font-size-complex="20pt" style:text-underline-type="none" style:text-overline-type="none" style:text-line-through-type="none"/>
    </style:style>
    <style:style style:name="큰제목_견고딕30_" style:next-style-name="큰제목_견고딕3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중고딕" style:font-name-asian="한양견고딕" fo:font-size="30pt" style:font-size-asian="30pt" style:font-size-complex="30pt" style:text-underline-type="none" style:text-overline-type="none" style:text-line-through-type="none"/>
    </style:style>
    <style:style style:name="머리말_신명조9_" style:next-style-name="머리말_신명조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신명조" fo:font-size="9pt" style:font-size-asian="9pt" style:font-size-complex="9pt" style:text-underline-type="none" style:text-overline-type="none" style:text-line-through-type="none"/>
    </style:style>
    <style:style style:name="머리말_중고딕9_" style:next-style-name="머리말_중고딕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중고딕" fo:font-size="9pt" style:font-size-asian="9pt" style:font-size-complex="9pt" style:text-underline-type="none" style:text-overline-type="none" style:text-line-through-type="none"/>
    </style:style>
    <style:style style:name="각주내용_신명조9_" style:next-style-name="각주내용_신명조9_" style:family="paragraph" style:class="text">
      <style:paragraph-properties fo:text-align="justify" fo:text-indent="-20pt" fo:margin-left="30pt" fo:margin-right="10pt" fo:margin-top="0pt" fo:margin-bottom="0pt" fo:line-height="140%"/>
      <style:text-properties style:font-name="휴먼옛체" style:font-name-asian="한양신명조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1cm" fo:margin-left="1.5cm" fo:margin-right="1.5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